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style:writing-mode="lr-tb"/>
      <style:text-properties fo:font-size="15pt" officeooo:paragraph-rsid="00113d6e" style:font-size-asian="15pt" style:font-size-complex="15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4.5pt"/>
    </style:style>
    <style:style style:name="T3" style:family="text">
      <style:text-properties style:font-name="sans-serif" fo:font-size="19.5pt"/>
    </style:style>
    <style:style style:name="T4" style:family="text">
      <style:text-properties style:font-name="sans-serif" fo:font-size="30pt"/>
    </style:style>
    <style:style style:name="T5" style:family="text">
      <style:text-properties style:font-name="sans-serif" fo:font-size="20pt" style:font-size-asian="20pt" style:font-size-complex="20pt"/>
    </style:style>
    <style:style style:name="T6" style:family="text">
      <style:text-properties style:font-name="sans-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sans-serif" fo:font-weight="bold" style:font-weight-asian="bold" style:font-weight-complex="bold"/>
    </style:style>
    <style:style style:name="T8" style:family="text">
      <style:text-properties style:font-name="sans-serif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13d6e"/>
    </style:style>
    <style:style style:name="T10" style:family="text">
      <style:text-properties fo:color="#c9211e" loext:opacity="100%" style:font-name="sans-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2a6099" loext:opacity="100%" style:font-name="sans-serif"/>
    </style:style>
    <style:style style:name="T12" style:family="text">
      <style:text-properties fo:color="#2a6099" loext:opacity="100%" style:font-name="sans-serif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2a6099" loext:opacity="100%" style:font-name="sans-serif" style:text-underline-style="solid" style:text-underline-width="auto" style:text-underline-color="font-color"/>
    </style:style>
    <style:style style:name="T14" style:family="text">
      <style:text-properties fo:color="#5983b0" loext:opacity="100%" style:font-name="sans-serif" style:text-underline-style="solid" style:text-underline-width="auto" style:text-underline-color="font-color"/>
    </style:style>
    <style:style style:name="T15" style:family="text">
      <style:text-properties fo:color="#0c00ff" loext:opacity="100%"/>
    </style:style>
    <style:style style:name="T16" style:family="text">
      <style:text-properties fo:color="#0c00ff" loext:opacity="100%" style:font-name="sans-serif"/>
    </style:style>
    <style:style style:name="T17" style:family="text">
      <style:text-properties fo:color="#0c00ff" loext:opacity="100%" style:font-name="sans-serif" style:text-underline-style="solid" style:text-underline-width="auto" style:text-underline-color="font-color"/>
    </style:style>
    <style:style style:name="T18" style:family="text">
      <style:text-properties fo:color="#0c00ff" loext:opacity="100%" style:font-name="sans-serif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c00ff" loext:opacity="100%" style:font-name="sans-serif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0c00ff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bookmark text:name="page50R_mcid17"/><text:span text:style-name="T19">Informática</text:span><text:bookmark text:name="page50R_mcid18"/><text:span text:style-name="T1"> </text:span></text:p>
      <text:p text:style-name="P2"><text:span text:style-name="T1"/></text:p>
      <text:p text:style-name="P2"><text:span text:style-name="T1"/></text:p>
      <text:p text:style-name="P2"><text:span text:style-name="T1"><text:tab/><text:tab/><text:tab/><text:tab/><text:tab/>Origem:</text:span><text:bookmark text:name="page50R_mcid19"/> <text:span text:style-name="T1">Wikipédia,</text:span><text:bookmark text:name="page50R_mcid20"/> <text:span text:style-name="T1">a</text:span><text:bookmark text:name="page50R_mcid21"/> <text:span text:style-name="T1">enciclopédia</text:span><text:bookmark text:name="page50R_mcid22"/> <text:span text:style-name="T1">livre.</text:span></text:p>
      <text:p text:style-name="P2"><text:span text:style-name="T1"/></text:p>
      <text:p text:style-name="P2"><text:span text:style-name="T1"/></text:p>
      <text:p text:style-name="P2"><text:span text:style-name="T8">I</text:span><text:bookmark text:name="page50R_mcid24"/><text:span text:style-name="T8">n</text:span><text:bookmark text:name="page50R_mcid25"/><text:span text:style-name="T8">f</text:span><text:bookmark text:name="page50R_mcid26"/><text:span text:style-name="T8">o</text:span><text:bookmark text:name="page50R_mcid27"/><text:span text:style-name="T8">r</text:span><text:bookmark text:name="page50R_mcid28"/><text:span text:style-name="T8">m</text:span><text:bookmark text:name="page50R_mcid29"/><text:span text:style-name="T8">á</text:span><text:bookmark text:name="page50R_mcid30"/><text:span text:style-name="T8">t</text:span><text:bookmark text:name="page50R_mcid31"/><text:span text:style-name="T8">i</text:span><text:bookmark text:name="page50R_mcid32"/><text:span text:style-name="T8">c</text:span><text:bookmark text:name="page50R_mcid33"/><text:span text:style-name="T8">a</text:span><text:bookmark text:name="page50R_mcid34"/> <text:span text:style-name="T1">é</text:span><text:bookmark text:name="page50R_mcid35"/> <text:span text:style-name="T1">u</text:span><text:bookmark text:name="page50R_mcid36"/><text:span text:style-name="T1">m</text:span><text:bookmark text:name="page50R_mcid37"/> <text:span text:style-name="T1">t</text:span><text:bookmark text:name="page50R_mcid38"/><text:span text:style-name="T1">e</text:span><text:bookmark text:name="page50R_mcid39"/><text:span text:style-name="T1">r</text:span><text:bookmark text:name="page50R_mcid40"/><text:span text:style-name="T1">m</text:span><text:bookmark text:name="page50R_mcid41"/><text:span text:style-name="T1">o</text:span><text:bookmark text:name="page50R_mcid42"/> <text:span text:style-name="T1">u</text:span><text:bookmark text:name="page50R_mcid43"/><text:span text:style-name="T1">s</text:span><text:bookmark text:name="page50R_mcid44"/><text:span text:style-name="T1">a</text:span><text:bookmark text:name="page50R_mcid45"/><text:span text:style-name="T1">d</text:span><text:bookmark text:name="page50R_mcid46"/><text:span text:style-name="T1">o</text:span><text:bookmark text:name="page50R_mcid47"/> <text:span text:style-name="T1">pa</text:span><text:bookmark text:name="page50R_mcid48"/><text:span text:style-name="T1">ra</text:span><text:bookmark text:name="page50R_mcid49"/> <text:span text:style-name="T1">d</text:span><text:bookmark text:name="page50R_mcid50"/><text:span text:style-name="T1">es</text:span><text:bookmark text:name="page50R_mcid51"/><text:span text:style-name="T1">c</text:span><text:bookmark text:name="page50R_mcid52"/><text:span text:style-name="T1">r</text:span><text:bookmark text:name="page50R_mcid53"/><text:span text:style-name="T1">e</text:span><text:bookmark text:name="page50R_mcid54"/><text:span text:style-name="T1">v</text:span><text:bookmark text:name="page50R_mcid55"/><text:span text:style-name="T1">e</text:span><text:bookmark text:name="page50R_mcid56"/><text:span text:style-name="T1">r</text:span><text:bookmark text:name="page50R_mcid57"/> <text:span text:style-name="T1">o</text:span><text:bookmark text:name="page50R_mcid58"/> <text:span text:style-name="T1">c</text:span><text:bookmark text:name="page50R_mcid59"/><text:span text:style-name="T1">o</text:span><text:bookmark text:name="page50R_mcid60"/><text:span text:style-name="T1">n</text:span><text:bookmark text:name="page50R_mcid61"/><text:span text:style-name="T1">j</text:span><text:bookmark text:name="page50R_mcid62"/><text:span text:style-name="T1">u</text:span><text:bookmark text:name="page50R_mcid63"/><text:span text:style-name="T1">n</text:span><text:bookmark text:name="page50R_mcid64"/><text:span text:style-name="T1">to</text:span><text:bookmark text:name="page50R_mcid65"/> <text:span text:style-name="T1">da</text:span><text:bookmark text:name="page50R_mcid66"/><text:span text:style-name="T1">s</text:span><text:bookmark text:name="page50R_mcid67"/> <text:span text:style-name="T17">c</text:span><text:bookmark text:name="page50R_mcid69"/><text:bookmark text:name="page50R_mcid68"/><text:span text:style-name="T17">i</text:span><text:bookmark text:name="page50R_mcid70"/><text:span text:style-name="T17">ên</text:span><text:bookmark text:name="page50R_mcid71"/><text:span text:style-name="T17">c</text:span><text:bookmark text:name="page50R_mcid72"/><text:span text:style-name="T17">i</text:span><text:bookmark text:name="page50R_mcid73"/><text:span text:style-name="T17">a</text:span><text:bookmark text:name="page50R_mcid74"/><text:span text:style-name="T17">s</text:span><text:span text:style-name="T1"> r</text:span><text:bookmark text:name="page50R_mcid76"/><text:span text:style-name="T1">el</text:span><text:bookmark text:name="page50R_mcid77"/><text:span text:style-name="T1">a</text:span><text:bookmark text:name="page50R_mcid78"/><text:span text:style-name="T1">c</text:span><text:bookmark text:name="page50R_mcid79"/><text:span text:style-name="T1">i</text:span><text:bookmark text:name="page50R_mcid80"/><text:span text:style-name="T1">on</text:span><text:bookmark text:name="page50R_mcid81"/><text:span text:style-name="T1">a</text:span><text:bookmark text:name="page50R_mcid82"/><text:span text:style-name="T1">da</text:span><text:bookmark text:name="page50R_mcid83"/><text:span text:style-name="T1">s</text:span><text:bookmark text:name="page50R_mcid84"/> <text:span text:style-name="T1">a</text:span><text:bookmark text:name="page50R_mcid85"/><text:span text:style-name="T1">o</text:span><text:bookmark text:name="page50R_mcid86"/> <text:span text:style-name="T17">a</text:span><text:bookmark text:name="page50R_mcid88"/><text:bookmark text:name="page50R_mcid87"/><text:span text:style-name="T17">r</text:span><text:bookmark text:name="page50R_mcid89"/><text:span text:style-name="T17">m</text:span><text:bookmark text:name="page50R_mcid90"/><text:span text:style-name="T17">a</text:span><text:bookmark text:name="page50R_mcid91"/><text:span text:style-name="T17">z</text:span><text:bookmark text:name="page50R_mcid92"/><text:span text:style-name="T17">e</text:span><text:bookmark text:name="page50R_mcid93"/><text:span text:style-name="T17">na</text:span><text:bookmark text:name="page50R_mcid94"/><text:span text:style-name="T17">m</text:span><text:bookmark text:name="page50R_mcid95"/><text:span text:style-name="T17">en</text:span><text:bookmark text:name="page50R_mcid96"/><text:span text:style-name="T17">t</text:span><text:bookmark text:name="page50R_mcid97"/><text:span text:style-name="T17">o</text:span><text:bookmark text:name="page50R_mcid98"/><text:span text:style-name="T1">,</text:span><text:bookmark text:name="page50R_mcid99"/> <text:span text:style-name="T1">t</text:span><text:bookmark text:name="page50R_mcid100"/><text:span text:style-name="T1">r</text:span><text:bookmark text:name="page50R_mcid101"/><text:span text:style-name="T1">an</text:span><text:bookmark text:name="page50R_mcid102"/><text:span text:style-name="T1">sm</text:span><text:bookmark text:name="page50R_mcid103"/><text:span text:style-name="T1">i</text:span><text:bookmark text:name="page50R_mcid104"/><text:span text:style-name="T1">ss</text:span><text:bookmark text:name="page50R_mcid105"/><text:span text:style-name="T1">ã</text:span><text:bookmark text:name="page50R_mcid106"/><text:span text:style-name="T1">o</text:span><text:bookmark text:name="page50R_mcid107"/><text:line-break/><text:span text:style-name="T1">informações</text:span><text:bookmark text:name="page50R_mcid108"/> <text:span text:style-name="T1">em</text:span><text:bookmark text:name="page50R_mcid109"/> <text:span text:style-name="T1">meios</text:span><text:bookmark text:name="page50R_mcid110"/> <text:span text:style-name="T17">digitais</text:span><text:bookmark text:name="page50R_mcid112"/><text:bookmark text:name="page50R_mcid111"/><text:span text:style-name="T1">,</text:span><text:bookmark text:name="page50R_mcid113"/> <text:span text:style-name="T1">estando</text:span><text:bookmark text:name="page50R_mcid114"/> <text:span text:style-name="T1">i</text:span><text:bookmark text:name="page50R_mcid115"/><text:span text:style-name="T1">n</text:span><text:bookmark text:name="page50R_mcid116"/><text:span text:style-name="T1">c</text:span><text:bookmark text:name="page50R_mcid117"/><text:span text:style-name="T1">l</text:span><text:bookmark text:name="page50R_mcid118"/><text:span text:style-name="T1">u</text:span><text:bookmark text:name="page50R_mcid119"/><text:span text:style-name="T1">í</text:span><text:bookmark text:name="page50R_mcid120"/><text:span text:style-name="T1">da</text:span><text:bookmark text:name="page50R_mcid121"/><text:span text:style-name="T1">s</text:span><text:bookmark text:name="page50R_mcid122"/> <text:span text:style-name="T1">neste</text:span><text:bookmark text:name="page50R_mcid123"/> <text:span text:style-name="T1">grupo:</text:span><text:bookmark text:name="page50R_mcid124"/><text:line-break/><text:span text:style-name="T17">ciência</text:span><text:bookmark text:name="page50R_mcid126"/><text:bookmark text:name="page50R_mcid125"/><text:span text:style-name="T20"> </text:span><text:span text:style-name="T17">da</text:span><text:bookmark text:name="page50R_mcid127"/><text:span text:style-name="T20"> </text:span><text:span text:style-name="T17">computação</text:span><text:bookmark text:name="page50R_mcid128"/><text:span text:style-name="T1">,</text:span><text:bookmark text:name="page50R_mcid129"/> <text:span text:style-name="T1">a</text:span><text:bookmark text:name="page50R_mcid130"/><text:bookmark text:name="page50R_mcid134"/> <text:span text:style-name="T17">teoria</text:span><text:bookmark text:name="page50R_mcid131"/><text:bookmark text:name="page50R_mcid132"/><text:span text:style-name="T20"> </text:span><text:span text:style-name="T17">da</text:span><text:bookmark text:name="page50R_mcid133"/><text:span text:style-name="T20"> </text:span><text:span text:style-name="T17">informação</text:span><text:span text:style-name="T1">,</text:span><text:bookmark text:name="page50R_mcid135"/> <text:span text:style-name="T1">o</text:span><text:bookmark text:name="page50R_mcid136"/> <text:span text:style-name="T17">processo</text:span><text:bookmark text:name="page50R_mcid137"/><text:bookmark text:name="page50R_mcid138"/><text:span text:style-name="T20"> </text:span><text:span text:style-name="T17">de</text:span><text:bookmark text:name="page50R_mcid139"/><text:span text:style-name="T20"> </text:span><text:span text:style-name="T17">cálculo</text:span><text:bookmark text:name="page50R_mcid140"/><text:span text:style-name="T1">, a </text:span><text:span text:style-name="T17">análise</text:span><text:bookmark text:name="page50R_mcid154"/><text:bookmark text:name="page50R_mcid155"/><text:span text:style-name="T20"> </text:span><text:span text:style-name="T17">numérica</text:span><text:bookmark text:name="page50R_mcid156"/><text:bookmark text:name="page50R_mcid157"/> <text:span text:style-name="T1">e</text:span><text:bookmark text:name="page50R_mcid158"/> <text:span text:style-name="T1">os</text:span><text:bookmark text:name="page50R_mcid159"/> <text:span text:style-name="T1">métodos</text:span><text:bookmark text:name="page50R_mcid160"/> <text:span text:style-name="T1">teóricos</text:span><text:bookmark text:name="page50R_mcid161"/> <text:span text:style-name="T1">da</text:span><text:bookmark text:name="page50R_mcid162"/> <text:span text:style-name="T1">representação</text:span><text:bookmark text:name="page50R_mcid163"/> <text:span text:style-name="T1">dos</text:span><text:bookmark text:name="page50R_mcid164"/> <text:span text:style-name="T1">conhecimentos e</text:span><text:bookmark text:name="page50R_mcid166"/> <text:span text:style-name="T1">da</text:span><text:bookmark text:name="page50R_mcid167"/> <text:span text:style-name="T1">modelagem</text:span><text:bookmark text:name="page50R_mcid168"/> <text:span text:style-name="T1">dos</text:span><text:bookmark text:name="page50R_mcid169"/> <text:span text:style-name="T1">problemas</text:span><text:bookmark text:name="page50R_mcid170"/><text:span text:style-name="T1">.</text:span><text:bookmark text:name="page50R_mcid171"/> <text:span text:style-name="T1">Mas</text:span><text:bookmark text:name="page50R_mcid172"/> <text:span text:style-name="T1">também</text:span><text:bookmark text:name="page50R_mcid173"/> <text:s/><text:span text:style-name="T1">pode</text:span><text:bookmark text:name="page50R_mcid174"/> <text:span text:style-name="T1">ser</text:span><text:bookmark text:name="page50R_mcid175"/> <text:span text:style-name="T1">entendida</text:span><text:bookmark text:name="page50R_mcid176"/> <text:span text:style-name="T1">como</text:span><text:bookmark text:name="page50R_mcid177"/><text:span text:style-name="T1"> ciência</text:span><text:bookmark text:name="page50R_mcid178"/> <text:span text:style-name="T1">que</text:span><text:bookmark text:name="page50R_mcid179"/> <text:span text:style-name="T1">estuda</text:span><text:bookmark text:name="page50R_mcid180"/> <text:span text:style-name="T1">o</text:span><text:bookmark text:name="page50R_mcid181"/> <text:span text:style-name="T1">conjunto</text:span><text:bookmark text:name="page50R_mcid182"/> <text:span text:style-name="T1">de</text:span><text:bookmark text:name="page50R_mcid183"/> <text:span text:style-name="T1">informações</text:span><text:bookmark text:name="page50R_mcid184"/> <text:span text:style-name="T1">e</text:span><text:bookmark text:name="page50R_mcid185"/> <text:span text:style-name="T1">conhecimentos</text:span><text:bookmark text:name="page50R_mcid186"/> <text:span text:style-name="T1">por</text:span><text:bookmark text:name="page50R_mcid187"/> <text:span text:style-name="T1">meios digitais</text:span><text:bookmark text:name="page50R_mcid189"/><text:span text:style-name="T1">.</text:span></text:p>
      <text:p text:style-name="P2"><text:span text:style-name="T1">O</text:span><text:bookmark text:name="page50R_mcid191"/> <text:span text:style-name="T1">termo</text:span><text:bookmark text:name="page50R_mcid192"/> <text:span text:style-name="T1">informática,</text:span><text:bookmark text:name="page50R_mcid193"/> <text:span text:style-name="T1">é</text:span><text:bookmark text:name="page50R_mcid194"/> <text:span text:style-name="T1">tratado</text:span><text:bookmark text:name="page50R_mcid195"/> <text:span text:style-name="T1">em</text:span><text:bookmark text:name="page50R_mcid196"/> <text:span text:style-name="T17">Portugal</text:span><text:bookmark text:name="page50R_mcid197"/><text:bookmark text:name="page50R_mcid198"/> <text:span text:style-name="T1">como</text:span><text:bookmark text:name="page50R_mcid199"/> <text:span text:style-name="T17">sinônimo</text:span><text:bookmark text:name="page50R_mcid200"/><text:bookmark text:name="page50R_mcid201"/> <text:span text:style-name="T1">da</text:span><text:bookmark text:name="page50R_mcid202"/> <text:span text:style-name="T1">ciência</text:span><text:bookmark text:name="page50R_mcid203"/> <text:span text:style-name="T1">da computação,</text:span><text:bookmark text:name="page50R_mcid205"/> <text:span text:style-name="T1">e</text:span><text:bookmark text:name="page50R_mcid206"/> <text:span text:style-name="T1">no</text:span><text:bookmark text:name="page50R_mcid207"/> <text:span text:style-name="T17">Brasil</text:span><text:bookmark text:name="page50R_mcid208"/><text:bookmark text:name="page50R_mcid209"/> <text:span text:style-name="T1">é</text:span><text:bookmark text:name="page50R_mcid210"/> <text:span text:style-name="T1">habitualmente</text:span><text:bookmark text:name="page50R_mcid211"/> <text:span text:style-name="T1">usado</text:span><text:bookmark text:name="page50R_mcid212"/> <text:span text:style-name="T1">para</text:span><text:bookmark text:name="page50R_mcid213"/> <text:span text:style-name="T1">rever especificamente</text:span><text:bookmark text:name="page50R_mcid215"/> <text:span text:style-name="T1">o processo</text:span><text:bookmark text:name="page50R_mcid217"/> <text:span text:style-name="T1">de</text:span><text:bookmark text:name="page50R_mcid218"/> <text:span text:style-name="T1">tratamento</text:span><text:bookmark text:name="page50R_mcid219"/> <text:span text:style-name="T1">da</text:span><text:bookmark text:name="page50R_mcid220"/> <text:span text:style-name="T1">informação</text:span><text:bookmark text:name="page50R_mcid221"/> <text:span text:style-name="T1">por</text:span><text:bookmark text:name="page50R_mcid222"/> <text:span text:style-name="T1">meio de</text:span><text:bookmark text:name="page50R_mcid224"/> <text:span text:style-name="T17">máquinas</text:span><text:bookmark text:name="page50R_mcid225"/><text:bookmark text:name="page50R_mcid226"/> <text:span text:style-name="T1">eletrônicas definidas</text:span><text:bookmark text:name="page50R_mcid228"/> <text:span text:style-name="T1">como</text:span><text:bookmark text:name="page50R_mcid229"/> <text:span text:style-name="T17">computadores</text:span><text:bookmark text:name="page50R_mcid230"/><text:bookmark text:name="page50R_mcid231"/><text:span text:style-name="T1">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2:20.805390250</meta:creation-date>
    <dc:date>2023-04-19T09:25:47.029143184</dc:date>
    <meta:editing-duration>PT13M27S</meta:editing-duration>
    <meta:editing-cycles>1</meta:editing-cycles>
    <meta:document-statistic meta:table-count="0" meta:image-count="0" meta:object-count="0" meta:page-count="1" meta:paragraph-count="4" meta:word-count="110" meta:character-count="766" meta:non-whitespace-character-count="653"/>
    <meta:generator>LibreOffice/7.4.5.1$Linux_X86_64 LibreOffice_project/40$Build-1</meta:generator>
  </office:meta>
</office:document-meta>
</file>